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8958in" fo:margin-left="0.2396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2.875in"/>
    </style:style>
    <style:style style:name="Table1.D" style:family="table-column">
      <style:table-column-properties style:column-width="1.2083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1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1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Table1.A4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139in solid #000000" style:writing-mode="lr-tb"/>
    </style:style>
    <style:style style:name="Table1.D4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139in solid #000000" style:writing-mode="lr-tb"/>
    </style:style>
    <style:style style:name="P1" style:family="paragraph" style:parent-style-name="Standard">
      <style:paragraph-properties style:text-autospace="none"/>
      <style:text-properties style:font-name="Courier New" fo:font-size="10pt" style:font-size-asian="10pt" style:font-name-complex="Courier New"/>
    </style:style>
    <style:style style:name="P2" style:family="paragraph" style:parent-style-name="Standard">
      <style:text-properties style:font-name="Courier New" fo:font-size="10pt" style:font-size-asian="10pt" style:font-name-complex="Courier New"/>
    </style:style>
    <style:style style:name="P3" style:family="paragraph" style:parent-style-name="Standard">
      <style:paragraph-properties style:text-autospace="none"/>
      <style:text-properties style:font-name="Courier New" fo:font-size="10pt" style:font-size-asian="10pt" style:font-name-complex="Courier New"/>
    </style:style>
    <style:style style:name="P4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9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/>
    </style:style>
    <style:style style:name="P10" style:family="paragraph" style:parent-style-name="Standard">
      <style:paragraph-properties fo:margin-left="1in" fo:margin-right="0in" fo:text-indent="-1in" style:auto-text-indent="false"/>
    </style:style>
    <style:style style:name="P11" style:family="paragraph" style:parent-style-name="Standard">
      <style:paragraph-properties fo:margin-left="1.5in" fo:margin-right="0in" fo:text-indent="-1.5in" style:auto-text-indent="false"/>
    </style:style>
    <style:style style:name="P12" style:family="paragraph" style:parent-style-name="Standard">
      <style:paragraph-properties fo:margin-left="3.5in" fo:margin-right="0in" fo:text-indent="0.5in" style:auto-text-indent="false"/>
      <style:text-properties style:font-name="Courier New" fo:font-size="10pt" style:font-size-asian="10pt" style:font-name-complex="Courier New"/>
    </style:style>
    <style:style style:name="P13" style:family="paragraph" style:parent-style-name="Table_20_-_20_Text">
      <style:paragraph-properties style:snap-to-layout-grid="false"/>
    </style:style>
    <style:style style:name="P14" style:family="paragraph" style:parent-style-name="Table_20_-_20_Text">
      <style:paragraph-properties fo:margin-top="0in" fo:margin-bottom="0in"/>
      <style:text-properties style:font-name="Courier New" style:font-name-complex="Courier New"/>
    </style:style>
    <style:style style:name="P15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style:text-autospace="none"/>
      <style:text-properties style:font-name="Courier New" fo:font-size="10pt" style:font-size-asian="10pt" style:font-name-complex="Courier New"/>
    </style:style>
    <style:style style:name="P19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20" style:family="paragraph" style:parent-style-name="Standard" style:list-style-name="WW8Num6"/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able_20_-_20_Text">
      <style:paragraph-properties style:snap-to-layout-grid="false"/>
    </style:style>
    <style:style style:name="P24" style:family="paragraph" style:parent-style-name="Header" style:master-page-name="Convert_20_1">
      <style:paragraph-properties style:page-number="auto">
        <style:tab-stops>
          <style:tab-stop style:position="3in" style:type="center"/>
          <style:tab-stop style:position="6in" style:type="right"/>
          <style:tab-stop style:position="6.8752in" style:type="right"/>
        </style:tab-stops>
      </style:paragraph-properties>
      <style:text-properties fo:font-size="10pt" style:font-size-asian="10pt"/>
    </style:style>
    <style:style style:name="T1" style:family="text">
      <style:text-properties style:font-name="Courier New" fo:font-size="10pt" style:font-size-asian="10pt" style:font-name-complex="Courier New"/>
    </style:style>
    <style:style style:name="T2" style:family="text">
      <style:text-properties style:font-name="Courier New" fo:font-size="10pt" style:font-size-asian="10pt" style:font-name-complex="Courier New" style:font-size-complex="10pt"/>
    </style:style>
    <style:style style:name="T3" style:family="text">
      <style:text-properties style:font-name="Courier New" fo:font-size="10pt" fo:font-weight="bold" style:font-size-asian="10pt" style:font-weight-asian="bold" style:font-name-complex="Courier New"/>
    </style:style>
    <style:style style:name="T4" style:family="text">
      <style:text-properties style:font-name="Courier New" fo:font-size="10pt" fo:font-style="italic" style:font-size-asian="10pt" style:font-style-asian="italic" style:font-name-complex="Courier New"/>
    </style:style>
    <style:style style:name="T5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241417000" text:id="ct241417000">
          <text:insertion>
            <office:change-info>
              <dc:creator>Unknown Author</dc:creator>
              <dc:date>2014-05-01T08:46:00</dc:date>
            </office:change-info>
          </text:insertion>
        </text:changed-region>
        <text:changed-region xml:id="ct241416376" text:id="ct241416376">
          <text:insertion>
            <office:change-info>
              <dc:creator>Unknown Author</dc:creator>
              <dc:date>2014-05-01T08:46:00</dc:date>
            </office:change-info>
          </text:insertion>
        </text:changed-region>
        <text:changed-region xml:id="ct241417208" text:id="ct241417208">
          <text:insertion>
            <office:change-info>
              <dc:creator>Unknown Author</dc:creator>
              <dc:date>2014-05-01T08:46:00</dc:date>
            </office:change-info>
          </text:insertion>
        </text:changed-region>
        <text:changed-region xml:id="ct241416480" text:id="ct241416480">
          <text:insertion>
            <office:change-info>
              <dc:creator>Unknown Author</dc:creator>
              <dc:date>2014-05-01T08:46:00</dc:date>
            </office:change-info>
          </text:insertion>
        </text:changed-region>
        <text:changed-region xml:id="ct241416896" text:id="ct241416896">
          <text:insertion>
            <office:change-info>
              <dc:creator>Unknown Author</dc:creator>
              <dc:date>2014-05-01T08:47:00</dc:date>
            </office:change-info>
          </text:insertion>
        </text:changed-region>
        <text:changed-region xml:id="ct241417416" text:id="ct241417416">
          <text:insertion>
            <office:change-info>
              <dc:creator>Unknown Author</dc:creator>
              <dc:date>2014-05-01T08:47:00</dc:date>
            </office:change-info>
          </text:insertion>
        </text:changed-region>
        <text:changed-region xml:id="ct241417520" text:id="ct241417520">
          <text:insertion>
            <office:change-info>
              <dc:creator>Unknown Author</dc:creator>
              <dc:date>2014-05-01T08:48:00</dc:date>
            </office:change-info>
          </text:insertion>
        </text:changed-region>
        <text:changed-region xml:id="ct241417832" text:id="ct241417832">
          <text:insertion>
            <office:change-info>
              <dc:creator>Unknown Author</dc:creator>
              <dc:date>2014-05-01T08:49:00</dc:date>
            </office:change-info>
          </text:insertion>
        </text:changed-region>
        <text:changed-region xml:id="ct241418040" text:id="ct241418040">
          <text:insertion>
            <office:change-info>
              <dc:creator>Unknown Author</dc:creator>
              <dc:date>2014-05-01T08:49:00</dc:date>
            </office:change-info>
          </text:insertion>
        </text:changed-region>
        <text:changed-region xml:id="ct241418352" text:id="ct241418352">
          <text:deletion>
            <office:change-info>
              <dc:creator>Unknown Author</dc:creator>
              <dc:date>2014-05-01T08:49:00</dc:date>
            </office:change-info>
            <text:p text:style-name="P1"><text:s/></text:p>
          </text:deletion>
        </text:changed-region>
        <text:changed-region xml:id="ct241417936" text:id="ct241417936">
          <text:insertion>
            <office:change-info>
              <dc:creator>Unknown Author</dc:creator>
              <dc:date>2014-05-01T08:49:00</dc:date>
            </office:change-info>
          </text:insertion>
        </text:changed-region>
        <text:changed-region xml:id="ct241417312" text:id="ct241417312">
          <text:insertion>
            <office:change-info>
              <dc:creator>Unknown Author</dc:creator>
              <dc:date>2014-05-01T08:50:00</dc:date>
            </office:change-info>
          </text:insertion>
        </text:changed-region>
        <text:changed-region xml:id="ct241418664" text:id="ct241418664">
          <text:deletion>
            <office:change-info>
              <dc:creator>Unknown Author</dc:creator>
              <dc:date>2014-05-01T08:50:00</dc:date>
            </office:change-info>
            <text:p text:style-name="P1"><text:s/></text:p>
          </text:deletion>
        </text:changed-region>
        <text:changed-region xml:id="ct241418560" text:id="ct241418560">
          <text:insertion>
            <office:change-info>
              <dc:creator>Unknown Author</dc:creator>
              <dc:date>2014-05-01T08:50:00</dc:date>
            </office:change-info>
          </text:insertion>
        </text:changed-region>
        <text:changed-region xml:id="ct241420016" text:id="ct241420016">
          <text:insertion>
            <office:change-info>
              <dc:creator>Unknown Author</dc:creator>
              <dc:date>2014-05-01T08:51:00</dc:date>
            </office:change-info>
          </text:insertion>
        </text:changed-region>
        <text:changed-region xml:id="ct241420120" text:id="ct241420120">
          <text:deletion>
            <office:change-info>
              <dc:creator>Unknown Author</dc:creator>
              <dc:date>2014-05-01T08:51:00</dc:date>
            </office:change-info>
            <text:p text:style-name="P1"><text:s/></text:p>
          </text:deletion>
        </text:changed-region>
        <text:changed-region xml:id="ct241420224" text:id="ct241420224">
          <text:insertion>
            <office:change-info>
              <dc:creator>Unknown Author</dc:creator>
              <dc:date>2014-05-01T08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6"/>
      <text:p text:style-name="P6"/>
      <text:p text:style-name="P6"/>
      <text:p text:style-name="P7">Software Coding Standard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Rev: <text:user-defined style:data-style-name="N0" text:name="Rev">0.3</text:user-defined></text:p>
      <text:p text:style-name="Standard">Author: Hugh Spahr</text:p>
      <text:p text:style-name="Standard">Date: 4/28/2014</text:p>
      <text:p text:style-name="P24"><text:s/></text:p>
      <text:h text:style-name="Heading_20_1" text:outline-level="1"><text:bookmark-start text:name="__RefHeading__1_1986826158"/>Revision History<text:bookmark-end text:name="__RefHeading__1_1986826158"/>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Table_20_-_20_Col._20_Head">Version</text:p>
            </table:table-cell>
            <table:table-cell table:style-name="Table1.B1" office:value-type="string">
              <text:p text:style-name="Table_20_-_20_Col._20_Head">Primary Author(s)</text:p>
            </table:table-cell>
            <table:table-cell table:style-name="Table1.B1" office:value-type="string">
              <text:p text:style-name="Table_20_-_20_Col._20_Head">Description of Version</text:p>
            </table:table-cell>
            <table:table-cell table:style-name="Table1.D1" office:value-type="string">
              <text:p text:style-name="Table_20_-_20_Col._20_Head">Date Complet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-_20_Text">0.1</text:p>
          </table:table-cell>
          <table:table-cell table:style-name="Table1.B2" office:value-type="string">
            <text:p text:style-name="Table_20_-_20_Text">Hugh Spahr</text:p>
          </table:table-cell>
          <table:table-cell table:style-name="Table1.B2" office:value-type="string">
            <text:p text:style-name="Table_20_-_20_Text">Initial draft</text:p>
          </table:table-cell>
          <table:table-cell table:style-name="Table1.D2" office:value-type="date" office:date-value="2006-04-23">
            <text:p text:style-name="Table_20_-_20_Text"><text:change-start text:change-id="ct241417000"/>04/23/06<text:change-end text:change-id="ct241417000"/></text:p>
          </table:table-cell>
        </table:table-row>
        <table:table-row table:style-name="Table1.1">
          <table:table-cell table:style-name="Table1.A3" office:value-type="float" office:value="0.2">
            <text:p text:style-name="P13">0.2</text:p>
          </table:table-cell>
          <table:table-cell table:style-name="Table1.B3" office:value-type="string">
            <text:p text:style-name="P13">Hugh Spahr</text:p>
          </table:table-cell>
          <table:table-cell table:style-name="Table1.B3" office:value-type="string">
            <text:p text:style-name="P13">Update and rewrite changes lost around 2010. <text:s/>Added GPLv3 statements to header.</text:p>
          </table:table-cell>
          <table:table-cell table:style-name="Table1.D3" office:value-type="date" office:date-value="2014-04-28">
            <text:p text:style-name="P13">04/28/14</text:p>
          </table:table-cell>
        </table:table-row>
        <table:table-row table:style-name="Table1.1">
          <table:table-cell table:style-name="Table1.A4" office:value-type="float" office:value="0.3">
            <text:p text:style-name="P13"><text:change-start text:change-id="ct241416376"/>0.3<text:change-end text:change-id="ct241416376"/></text:p>
          </table:table-cell>
          <table:table-cell table:style-name="Table1.B4" office:value-type="string">
            <text:p text:style-name="P13"><text:change-start text:change-id="ct241417208"/>Hugh Spahr<text:change-end text:change-id="ct241417208"/></text:p>
          </table:table-cell>
          <table:table-cell table:style-name="Table1.B4" office:value-type="string">
            <text:p text:style-name="P13"><text:change-start text:change-id="ct241416480"/>U<text:change-end text:change-id="ct241416480"/><text:change-start text:change-id="ct241416896"/>pdate file headers/function headers with changes that were lost.<text:change-end text:change-id="ct241416896"/></text:p>
          </table:table-cell>
          <table:table-cell table:style-name="Table1.D4" office:value-type="date" office:date-value="2014-05-01">
            <text:p text:style-name="P13"><text:change-start text:change-id="ct241417416"/>05/01/14<text:change-end text:change-id="ct241417416"/></text:p>
          </table:table-cell>
        </table:table-row>
      </table:table>
      <text:p text:style-name="Standard"/>
      <text:p text:style-name="P9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15"><text:a xlink:type="simple" xlink:href="#__RefHeading__1_1986826158">1. Revision History<text:tab/>2</text:a></text:p>
          <text:p text:style-name="P15"><text:a xlink:type="simple" xlink:href="#__RefHeading__3_1986826158">2. Introduction<text:tab/>5</text:a></text:p>
          <text:p text:style-name="P15"><text:a xlink:type="simple" xlink:href="#__RefHeading__5_1986826158">3. Module Structuring<text:tab/>5</text:a></text:p>
          <text:p text:style-name="P15"><text:a xlink:type="simple" xlink:href="#__RefHeading__7_1986826158">4. Naming Conventions<text:tab/>6</text:a></text:p>
          <text:p text:style-name="P16"><text:a xlink:type="simple" xlink:href="#__RefHeading__9_1986826158">4.1 Variable Names<text:tab/>6</text:a></text:p>
          <text:p text:style-name="P17"><text:a xlink:type="simple" xlink:href="#__RefHeading__11_1986826158">4.1.1 Normal Variables<text:tab/>6</text:a></text:p>
          <text:p text:style-name="P17"><text:a xlink:type="simple" xlink:href="#__RefHeading__13_1986826158">4.1.2 Pointer Variables<text:tab/>6</text:a></text:p>
          <text:p text:style-name="P16"><text:a xlink:type="simple" xlink:href="#__RefHeading__15_1986826158">4.2 Constant Names<text:tab/>6</text:a></text:p>
          <text:p text:style-name="P16"><text:a xlink:type="simple" xlink:href="#__RefHeading__17_1986826158">4.3 Macro Names<text:tab/>6</text:a></text:p>
          <text:p text:style-name="P16"><text:a xlink:type="simple" xlink:href="#__RefHeading__19_1986826158">4.4 Function Names<text:tab/>7</text:a></text:p>
          <text:p text:style-name="P16"><text:a xlink:type="simple" xlink:href="#__RefHeading__21_1986826158">4.5 Enumerations<text:tab/>7</text:a></text:p>
          <text:p text:style-name="P16"><text:a xlink:type="simple" xlink:href="#__RefHeading__23_1986826158">4.6 Typedef’d Structures<text:tab/>7</text:a></text:p>
          <text:p text:style-name="P16"><text:a xlink:type="simple" xlink:href="#__RefHeading__25_1986826158">4.7 Array Names<text:tab/>8</text:a></text:p>
          <text:p text:style-name="P16"><text:a xlink:type="simple" xlink:href="#__RefHeading__27_1986826158">4.8 Filenames<text:tab/>8</text:a></text:p>
          <text:p text:style-name="P17"><text:a xlink:type="simple" xlink:href="#__RefHeading__29_1986826158">4.8.1 xxxxhw.c<text:tab/>9</text:a></text:p>
          <text:p text:style-name="P17"><text:a xlink:type="simple" xlink:href="#__RefHeading__31_1986826158">4.8.2 xxxxintf.c<text:tab/>9</text:a></text:p>
          <text:p text:style-name="P17"><text:a xlink:type="simple" xlink:href="#__RefHeading__33_1986826158">4.8.3 xxxxproc.c<text:tab/>9</text:a></text:p>
          <text:p text:style-name="P17"><text:a xlink:type="simple" xlink:href="#__RefHeading__35_1986826158">4.8.4 xxxxintf.h<text:tab/>9</text:a></text:p>
          <text:p text:style-name="P17"><text:a xlink:type="simple" xlink:href="#__RefHeading__37_1986826158">4.8.5 xxxxglob.h<text:tab/>10</text:a></text:p>
          <text:p text:style-name="P17"><text:a xlink:type="simple" xlink:href="#__RefHeading__39_1986826158">4.8.6 xxxxyyyy.h<text:tab/>10</text:a></text:p>
          <text:p text:style-name="P15"><text:a xlink:type="simple" xlink:href="#__RefHeading__41_1986826158">5. Style Conventions<text:tab/>10</text:a></text:p>
          <text:p text:style-name="P16"><text:a xlink:type="simple" xlink:href="#__RefHeading__43_1986826158">5.1 Generic style guidelines<text:tab/>10</text:a></text:p>
          <text:p text:style-name="P17"><text:a xlink:type="simple" xlink:href="#__RefHeading__45_1986826158">5.1.1 One statement per line<text:tab/>10</text:a></text:p>
          <text:p text:style-name="P17"><text:a xlink:type="simple" xlink:href="#__RefHeading__47_1986826158">5.1.2 Stack variables<text:tab/>10</text:a></text:p>
          <text:p text:style-name="P17"><text:a xlink:type="simple" xlink:href="#__RefHeading__49_1986826158">5.1.3 Indentation<text:tab/>11</text:a></text:p>
          <text:p text:style-name="P16"><text:a xlink:type="simple" xlink:href="#__RefHeading__51_1986826158">5.2 Line Length<text:tab/>11</text:a></text:p>
          <text:p text:style-name="P16"><text:a xlink:type="simple" xlink:href="#__RefHeading__53_1986826158">5.3 File Length<text:tab/>11</text:a></text:p>
          <text:p text:style-name="P16"><text:a xlink:type="simple" xlink:href="#__RefHeading__55_1986826158">5.4 Comments<text:tab/>11</text:a></text:p>
          <text:p text:style-name="P16"><text:a xlink:type="simple" xlink:href="#__RefHeading__57_1986826158">5.5 Magic Numbers<text:tab/>12</text:a></text:p>
          <text:p text:style-name="P16"><text:a xlink:type="simple" xlink:href="#__RefHeading__59_1986826158">5.6 Curly Braces<text:tab/>12</text:a></text:p>
          <text:p text:style-name="P17"><text:a xlink:type="simple" xlink:href="#__RefHeading__61_1986826158">5.6.1 if statements<text:tab/>12</text:a></text:p>
          <text:p text:style-name="P17"><text:a xlink:type="simple" xlink:href="#__RefHeading__63_1986826158">5.6.2 while statements<text:tab/>12</text:a></text:p>
          <text:p text:style-name="P17"><text:a xlink:type="simple" xlink:href="#__RefHeading__65_1986826158">5.6.3 for statements<text:tab/>13</text:a></text:p>
          <text:p text:style-name="P17"><text:a xlink:type="simple" xlink:href="#__RefHeading__67_1986826158">5.6.4 case statements<text:tab/>13</text:a></text:p>
          <text:p text:style-name="P16"><text:a xlink:type="simple" xlink:href="#__RefHeading__69_1986826158">5.7 Function Style<text:tab/>14</text:a></text:p>
          <text:p text:style-name="P17"><text:a xlink:type="simple" xlink:href="#__RefHeading__71_1986826158">5.7.1 file header<text:tab/>14</text:a></text:p>
          <text:p text:style-name="P17"><text:a xlink:type="simple" xlink:href="#__RefHeading__73_1986826158">5.7.2 function header<text:tab/>14</text:a></text:p>
          <text:p text:style-name="P17"><text:a xlink:type="simple" xlink:href="#__RefHeading__75_1986826158">5.7.3 function prototype<text:tab/>15</text:a></text:p>
          <text:p text:style-name="P17"><text:a xlink:type="simple" xlink:href="#__RefHeading__77_1986826158">5.7.4 function return values<text:tab/>15</text:a></text:p>
          <text:p text:style-name="P15"><text:a xlink:type="simple" xlink:href="#__RefHeading__79_1986826158">6. The Beloved/Despised K_FATAL<text:tab/>15</text:a></text:p>
          <text:p text:style-name="P16"><text:a xlink:type="simple" xlink:href="#__RefHeading__81_1986826158">6.1 Explanation of K_FATAL<text:tab/>16</text:a></text:p>
          <text:p text:style-name="P16"><text:a xlink:type="simple" xlink:href="#__RefHeading__83_1986826158">6.2 K_FATAL as a macro<text:tab/>16</text:a></text:p>
          <text:p text:style-name="P16"><text:a xlink:type="simple" xlink:href="#__RefHeading__85_1986826158">6.3 Compiling out K_FATAL<text:tab/>17</text:a></text:p>
          <text:p text:style-name="P15"><text:soft-page-break/><text:a xlink:type="simple" xlink:href="#__RefHeading__87_1986826158">7. Integrating COTS code<text:tab/>17</text:a></text:p>
          <text:p text:style-name="P15"><text:a xlink:type="simple" xlink:href="#__RefHeading__89_1986826158">8. Standard Types<text:tab/>18</text:a></text:p>
          <text:p text:style-name="P15"><text:a xlink:type="simple" xlink:href="#__RefHeading__91_1986826158">9. Tools<text:tab/>19</text:a></text:p>
        </text:index-body>
      </text:table-of-content>
      <text:p text:style-name="P8"/>
      <text:h text:style-name="P22" text:outline-level="1"><text:bookmark-start text:name="__RefHeading__3_1986826158"/>Introduction<text:bookmark-end text:name="__RefHeading__3_1986826158"/></text:h>
      <text:p text:style-name="Standard">Standards are important, and coding standards can help code development significantly. <text:s/></text:p>
      <text:p text:style-name="Standard"/>
      <text:p text:style-name="Standard">Here are a couple of reasons that companies use coding standards:</text:p>
      <text:list xml:id="list3173761629623865675" text:style-name="WW8Num6">
        <text:list-item>
          <text:p text:style-name="P20">Understanding another person’s code takes less time.</text:p>
        </text:list-item>
        <text:list-item>
          <text:p text:style-name="P20">Inspecting/reviewing another person’s code is simpler since they use the same style encouraging reviews.</text:p>
        </text:list-item>
        <text:list-item>
          <text:p text:style-name="P20">Reviews can spend more time focusing on issues instead of style differences.</text:p>
        </text:list-item>
        <text:list-item>
          <text:p text:style-name="P20">Programmers new to a project can understand the project and layout more quickly.</text:p>
        </text:list-item>
        <text:list-item>
          <text:p text:style-name="P20">Coding standards can reduce common mistakes that can occur because C is a loosely typed language.</text:p>
        </text:list-item>
        <text:list-item>
          <text:p text:style-name="P20">Coders make fewer mistakes in a consistent environment, especially interfacing between two different styles. <text:s/>(Was 0 a good returned value or a bad returned value?)</text:p>
        </text:list-item>
      </text:list>
      <text:p text:style-name="Standard"/>
      <text:p text:style-name="Standard">There are many reasons that people don’t like coding standards. <text:s/>These seem to boil down to “I don’t write code in that style.” <text:s/>Books and papers on rapid code development that address this topic all agree that coding standards are a good thing. <text:s/>See Steve McConnell’s, <text:span text:style-name="T5">Code Complete</text:span>, or many papers on Carnegie Mellon’s software development site if you are interested in researching this topic.</text:p>
      <text:h text:style-name="Heading_20_1" text:outline-level="1"><text:bookmark-start text:name="__RefHeading__5_1986826158"/>Module Structuring<text:bookmark-end text:name="__RefHeading__5_1986826158"/></text:h>
      <text:p text:style-name="Standard">Module files shall always be grouped within a functional subdirectory. <text:s/>An example for a module might be GUI (graphical user interface) or connmgr (connection manager). <text:s/>A module is a group of files that contain a xxxxglob.h file, xxxxintf.h file, and up to sixteen .c files. <text:s/>The xxxxglob.h file contains structures and variables shared between all files within the module, while the xxxxintf.h file contains structures and prototypes that are shared to other modules.</text:p>
      <text:p text:style-name="Standard"/>
      <text:p text:style-name="Standard">Within a module, all files can optionally use the module identifier as the first few characters in their name. <text:s/>This helps programmers to quickly understand where functions can be found.</text:p>
      <text:p text:style-name="Standard"/>
      <text:p text:style-name="Standard">The XXXXG_INSTANTIATE constant is found in the xxxxglob.h file to instantiate the module wide variables.</text:p>
      <text:p text:style-name="Standard"/>
      <text:p text:style-name="Standard">Example:</text:p>
      <text:p text:style-name="P14">#ifndef SERG_INSTANTIATE<text:line-break/>extern<text:line-break/>#endif</text:p>
      <text:p text:style-name="P2"><text:s text:c="3"/>SERG_INFO_DS<text:tab/><text:tab/>serg_info</text:p>
      <text:p text:style-name="P2">#ifdef SERG_INSTANTIATE</text:p>
      <text:p text:style-name="P2"><text:s text:c="3"/>= {NULL}</text:p>
      <text:p text:style-name="P2">#endif</text:p>
      <text:p text:style-name="Standard"><text:span text:style-name="T1">;</text:span><text:line-break/></text:p>
      <text:p text:style-name="Standard">The #define SERG_INSTANTIATE is typically found in the main .c file of the module.</text:p>
      <text:h text:style-name="Heading_20_1" text:outline-level="1"><text:bookmark-start text:name="__RefHeading__7_1986826158"/><text:soft-page-break/>Naming Conventions<text:bookmark-end text:name="__RefHeading__7_1986826158"/></text:h>
      <text:p text:style-name="Standard">Naming conventions are the basics of all good coding standards. <text:s/>Using enumerations instead of defines allows the compiler to perform extra checking. <text:s/>The compiler is your friend. <text:s/>Let it find as many bugs as possible because it will just make your life that much easier.</text:p>
      <text:h text:style-name="Heading_20_2" text:outline-level="2"><text:bookmark-start text:name="__RefHeading__9_1986826158"/>Variable Names<text:bookmark-end text:name="__RefHeading__9_1986826158"/></text:h>
      <text:p text:style-name="Standard">All variables shall use mixed case names. <text:s/>All variables shall start with a lower case letter and the beginning of each word within a variable name should be capitalized for clarity. <text:s/>A suffix may be added for extra clarity.</text:p>
      <text:p text:style-name="Standard"/>
      <text:h text:style-name="Heading_20_3" text:outline-level="3"><text:bookmark-start text:name="__RefHeading__11_1986826158"/>Normal Variables<text:bookmark-end text:name="__RefHeading__11_1986826158"/></text:h>
      <text:p text:style-name="Standard">Examples:<text:tab/></text:p>
      <text:p text:style-name="Standard">localCnt <text:tab/>- a local counter</text:p>
      <text:p text:style-name="P10">atmHEC<text:tab/>- ATM Header error correction. <text:s/>Some coders hate the all capital HEC acronym, but if it looks like a variable name it should be OK. <text:s/>A bad version of this variable name would be ATMHEC. <text:s/>It is both unreadable, and it looks like a constant.</text:p>
      <text:h text:style-name="Heading_20_3" text:outline-level="3"><text:bookmark-start text:name="__RefHeading__13_1986826158"/>Pointer Variables<text:bookmark-end text:name="__RefHeading__13_1986826158"/></text:h>
      <text:p text:style-name="Standard">All pointers should have a _p as a suffix, or _pp if they are pointers to pointers. <text:s/>This style should be used instead of Hungarian notation because map files usually alphabetize variables, and this would put all pointers together.</text:p>
      <text:p text:style-name="Standard"/>
      <text:p text:style-name="Standard">Examples:</text:p>
      <text:p text:style-name="Standard">tmpCfg_p <text:tab/>- a temporary pointer to a configuration structure</text:p>
      <text:p text:style-name="Standard">lnkLst_pp<text:tab/>- a pointer to <text:s/>pointer for a linked list element</text:p>
      <text:p text:style-name="Standard"/>
      <text:p text:style-name="Standard">This easily allows you to notice that the following statement is incorrect:</text:p>
      <text:p text:style-name="P2">commIntf_p-&gt;intfCnt = intfCnt_p;</text:p>
      <text:h text:style-name="Heading_20_2" text:outline-level="2"><text:bookmark-start text:name="__RefHeading__15_1986826158"/>Constant Names<text:bookmark-end text:name="__RefHeading__15_1986826158"/></text:h>
      <text:p text:style-name="Standard">All constants shall use all upper case letters with underscores between each word.</text:p>
      <text:p text:style-name="Standard"/>
      <text:p text:style-name="Standard">Examples:</text:p>
      <text:p text:style-name="P2">#define MAX_PRESSURE<text:tab/><text:tab/><text:tab/><text:tab/>400</text:p>
      <text:p text:style-name="P2">#define MAX_U16<text:tab/><text:tab/><text:tab/><text:tab/><text:tab/>0xffffU</text:p>
      <text:p text:style-name="P2">#define COMMG_MAX_NUM_ENTRIES<text:tab/><text:tab/><text:tab/>64</text:p>
      <text:p text:style-name="P2"/>
      <text:p text:style-name="Standard">The last constant name example contains a prefix to indicate that the constant is defined in the commglob.h file.</text:p>
      <text:h text:style-name="Heading_20_2" text:outline-level="2"><text:bookmark-start text:name="__RefHeading__17_1986826158"/><text:soft-page-break/>Macro Names<text:bookmark-end text:name="__RefHeading__17_1986826158"/></text:h>
      <text:p text:style-name="Standard">All macros shall use all upper case letters with underscores between each word and a _M at the end. <text:s/>Macros shall pass all variables that are used into them instead of relying on variables within the function. </text:p>
      <text:p text:style-name="Standard"/>
      <text:p text:style-name="Standard">Examples:</text:p>
      <text:p text:style-name="P2">#define MAX_PRESS_M(pressA, pressB) <text:s/>(((pressA) &gt; (pressB)) ? pressA: pressB)</text:p>
      <text:p text:style-name="P2">#define AVG_PRESS_M(press_p, numEntries, tmp, avgPress)<text:tab/><text:tab/><text:tab/><text:tab/>\</text:p>
      <text:p text:style-name="P2"><text:s text:c="3"/>{<text:tab/><text:tab/><text:tab/><text:tab/><text:tab/><text:tab/><text:tab/><text:tab/><text:tab/><text:tab/><text:tab/><text:tab/><text:tab/>\</text:p>
      <text:p text:style-name="P2"><text:s text:c="6"/>(avgPress) = 0;<text:tab/><text:tab/><text:tab/><text:tab/><text:tab/><text:tab/><text:tab/><text:tab/><text:tab/><text:tab/>\</text:p>
      <text:p text:style-name="P2"><text:s text:c="6"/>for ((tmp) = 0; (tmp) &lt; (numEntries); (tmp)++, (press_p)++)<text:tab/><text:tab/><text:tab/>\</text:p>
      <text:p text:style-name="P2"><text:s text:c="6"/>{<text:tab/><text:tab/><text:tab/><text:tab/><text:tab/><text:tab/><text:tab/><text:tab/><text:tab/><text:tab/><text:tab/><text:tab/>\</text:p>
      <text:p text:style-name="P2"><text:s text:c="9"/>(avgPress) += *(press_p);<text:tab/><text:tab/><text:tab/><text:tab/><text:tab/><text:tab/><text:tab/><text:tab/>\</text:p>
      <text:p text:style-name="P2"><text:s text:c="6"/>}<text:tab/><text:tab/><text:tab/><text:tab/><text:tab/><text:tab/><text:tab/><text:tab/><text:tab/><text:tab/><text:tab/><text:tab/>\</text:p>
      <text:p text:style-name="P2"><text:s text:c="3"/>}</text:p>
      <text:p text:style-name="Standard"><text:s text:c="3"/></text:p>
      <text:p text:style-name="Standard">The last example shows a multi-line macro. <text:s/>A multi-line macro shall include a standard header which is not displayed here.</text:p>
      <text:h text:style-name="Heading_20_2" text:outline-level="2"><text:bookmark-start text:name="__RefHeading__19_1986826158"/>Function Names<text:bookmark-end text:name="__RefHeading__19_1986826158"/></text:h>
      <text:p text:style-name="Standard">All functions shall use all lower case letters with underscores between each word. <text:s/>Optionally, a function name may use a prefix that identifies the file where it resides. <text:s/>This is very useful for functions that are shared across modules, and illustrates the importance of creating file names that are short and concise.</text:p>
      <text:p text:style-name="Standard"/>
      <text:p text:style-name="Standard">Example:</text:p>
      <text:p text:style-name="Standard">commhw_remove_intf()</text:p>
      <text:h text:style-name="Heading_20_2" text:outline-level="2"><text:bookmark-start text:name="__RefHeading__21_1986826158"/>Enumerations<text:bookmark-end text:name="__RefHeading__21_1986826158"/></text:h>
      <text:p text:style-name="Standard">All enumerations shall use type definitions and are named using all upper case letters with underscores between each word and a _E at the end. <text:s/>Optionally a prefix identifying the where the enumeration resides may be included. <text:s/>In the following example, the enumeration is defined in the tunglob.h. <text:s/>This style helps particularly during code inspections to insure that all required information is available, and other modules are not accessing information that should be hidden from them.</text:p>
      <text:p text:style-name="Standard"/>
      <text:p text:style-name="Standard">Examples:</text:p>
      <text:p text:style-name="P2">typedef enum</text:p>
      <text:p text:style-name="P2">{</text:p>
      <text:p text:style-name="P2"><text:s text:c="3"/>INITIAL_STATE<text:tab/><text:tab/><text:tab/>= 0x00,</text:p>
      <text:p text:style-name="P2"><text:s text:c="3"/>START_STATE,</text:p>
      <text:p text:style-name="P2"><text:s text:c="3"/>TX_STATE,</text:p>
      <text:p text:style-name="P2"><text:s text:c="3"/>RX_STATE,</text:p>
      <text:p text:style-name="P2"><text:s text:c="3"/>REMOVE_STATE,</text:p>
      <text:p text:style-name="P2"><text:s text:c="3"/>MAX_TUNNEL_STATE,</text:p>
      <text:p text:style-name="P2"><text:s text:c="3"/>TUNNEL_STATE_SIZE<text:tab/><text:tab/>= MAX_U16</text:p>
      <text:p text:style-name="P2">} TUNG_STATE_E;</text:p>
      <text:p text:style-name="Standard"/>
      <text:p text:style-name="Standard"><text:soft-page-break/>This example shows an enumeration of tunnel states. <text:s/>The last tunnel state entry is included so that the enumeration can be properly sized using the packed keyword. <text:s/>If the size of the enumeration does not matter, this entry can be removed. <text:s/>This same enumeration style can be used to define bits within a register. <text:s/>Compiler bit definitions shall not be used because it makes code non-portable.</text:p>
      <text:h text:style-name="Heading_20_2" text:outline-level="2"><text:bookmark-start text:name="__RefHeading__23_1986826158"/>Typedef’d Structures<text:bookmark-end text:name="__RefHeading__23_1986826158"/></text:h>
      <text:p text:style-name="Standard">All structures shall use a type definition, and are named using all upper case letters with underscores between each word and a _T at the end.</text:p>
      <text:p text:style-name="Standard"/>
      <text:p text:style-name="Standard">Examples:</text:p>
      <text:p text:style-name="P2">typedef struct tunnel_state_s</text:p>
      <text:p text:style-name="P2">{</text:p>
      <text:p text:style-name="P2"><text:s text:c="3"/>struct tunnel_state_s<text:tab/>*next_p;</text:p>
      <text:p text:style-name="P2"><text:s text:c="3"/>U32<text:tab/><text:tab/><text:tab/><text:tab/>txPkts;<text:tab/>/* Num tx packets */</text:p>
      <text:p text:style-name="P2"><text:s text:c="3"/>INT<text:tab/><text:tab/><text:tab/><text:tab/>ovfCnt;<text:tab/>/* Overflow count */</text:p>
      <text:p text:style-name="P2"><text:s text:c="3"/>TUNG_STATE_E<text:tab/><text:tab/><text:tab/>state;<text:tab/>/* Current state of the tunnel */</text:p>
      <text:p text:style-name="P2">} TUNNEL_STATE_T;</text:p>
      <text:p text:style-name="Standard"/>
      <text:p text:style-name="Standard">This example shows a tunnel state structure which is part of a linked list. <text:s/>The structure tunnel_state_s should never be used unless it is referring to the structure itself. <text:s/>All references should variables of type TUNNEL_STATE_T so that the compiler can use more stringent type checking.</text:p>
      <text:h text:style-name="Heading_20_2" text:outline-level="2"><text:bookmark-start text:name="__RefHeading__25_1986826158"/>Array Names<text:bookmark-end text:name="__RefHeading__25_1986826158"/></text:h>
      <text:p text:style-name="Standard">Array names are named just like variable names. <text:s/>When accessing an array, and index shall always be used.</text:p>
      <text:p text:style-name="Standard"/>
      <text:p text:style-name="Standard">Examples:</text:p>
      <text:p text:style-name="P2"><text:s text:c="3"/>SERG_PORT_INFO<text:tab/><text:tab/><text:tab/>serPortInfo[SERG_MAX_SER_PORTS];</text:p>
      <text:p text:style-name="P2"><text:s text:c="3"/>SERG_PORT_INFO <text:s text:c="12"/>*portInfo_p;</text:p>
      <text:p text:style-name="P2"/>
      <text:p text:style-name="P2"><text:s text:c="3"/>for (portInfo_p = &amp;serPortInfo[0]; </text:p>
      <text:p text:style-name="P2"><text:s text:c="6"/>portInfo_p &lt; &amp;serPortInfo[SERG_MAX_SER_PORTS]; portInfo_p++)</text:p>
      <text:p text:style-name="P2"><text:s text:c="3"/>{</text:p>
      <text:p text:style-name="P2"><text:s text:c="6"/>/* Rest of the code */</text:p>
      <text:p text:style-name="P2"><text:s text:c="3"/></text:p>
      <text:p text:style-name="Standard">In the above example, note that indexes are always used instead of just using the variable name. <text:s/>This immediately indicates that the variable is an array. <text:s/>One last example below.</text:p>
      <text:p text:style-name="Standard"/>
      <text:p text:style-name="Standard"><text:s text:c="3"/>portInfo_p = serPortInfo; <text:s text:c="3"/>/* !!!! Wrong !!!! Don’t use this construct */</text:p>
      <text:p text:style-name="Standard"/>
      <text:p text:style-name="Standard">The compiler allows this construct, but by inspection, it looks like a non-pointer is being assigned to a pointer. <text:s/>Note: <text:s/>The compiler compiles these two pieces of code to exactly the same code because 0 and SERG_MAX_SER_PORTS are constants, and the compiler can compute the addresses before run time.</text:p>
      <text:h text:style-name="Heading_20_2" text:outline-level="2"><text:bookmark-start text:name="__RefHeading__27_1986826158"/><text:soft-page-break/>Filenames<text:bookmark-end text:name="__RefHeading__27_1986826158"/></text:h>
      <text:p text:style-name="Standard">Filenames can use both upper and lower case letters for clarity. <text:s/>All versions of windows that don't know the difference between upper and lower case letters seem to have disappeared. <text:s/>Most of the tools also now recognize the difference between upper and lower case letters and don't automatically convert to upper case. <text:s/>File names are of the form xxxxyyyy.c or xxxxyyyy.h. <text:s/>The xxxx portion identifies the code in the file, while yyyy identifies the level of the code. <text:s/>File names shall not contain underscores within the name.</text:p>
      <text:p text:style-name="Standard"/>
      <text:p text:style-name="Standard">Examples:</text:p>
      <text:p text:style-name="Standard">serhw.c<text:tab/><text:tab/>- serial port hardware file (implements the hardware abstraction layer)</text:p>
      <text:p text:style-name="P11">serintf.c<text:tab/>- serial interface file (usually helper functions that provide services such as queuing, and higher level functionality</text:p>
      <text:p text:style-name="Standard">serproc.c<text:tab/><text:tab/>- serial processing file</text:p>
      <text:p text:style-name="Standard">fftutil.c<text:tab/><text:tab/><text:tab/>- FFT processing utility</text:p>
      <text:p text:style-name="Standard">fuelcutoffproc.c<text:tab/>- fuel cutoff processing</text:p>
      <text:p text:style-name="Standard">refuelglob.h<text:tab/><text:tab/>- global defines for the refuel module</text:p>
      <text:p text:style-name="Standard">refuelintf.h<text:tab/><text:tab/>- interface for the refuel module</text:p>
      <text:p text:style-name="Standard"/>
      <text:p text:style-name="Standard">The xxxx identification of the code can be any length, but it should be as short as possible while still being understandable. <text:s/>Four to seven letters is a really good number to keep the file names relatively short. </text:p>
      <text:h text:style-name="Heading_20_3" text:outline-level="3"><text:bookmark-start text:name="__RefHeading__29_1986826158"/>xxxxhw.c<text:bookmark-end text:name="__RefHeading__29_1986826158"/></text:h>
      <text:p text:style-name="Standard">This file contains all the hardware dependent functions that interface directly to the hardware. <text:s/>If the hardware is changed, such as creating a new product or using a different processor with a different communications interface, only this file should need to be changed. <text:s/>This file contains the hardware abstraction layer.</text:p>
      <text:p text:style-name="Standard"/>
      <text:p text:style-name="Standard">Example: <text:s/>Let’s say you are implementing a serial port. <text:s/>This file may contain functions to write a byte to the serial port, read the serial port, poll the serial port to see if any data is available.</text:p>
      <text:h text:style-name="Heading_20_3" text:outline-level="3"><text:bookmark-start text:name="__RefHeading__31_1986826158"/>xxxxintf.c<text:bookmark-end text:name="__RefHeading__31_1986826158"/></text:h>
      <text:p text:style-name="Standard">This file contains the higher level interface. <text:s/>It calls into the hardware abstraction layer, but provides higher level functions to enable easier processing. <text:s/>If no processing needs to be done at this layer, don’t just make a function that calls the HW function with the same passed parameters, but have the upper layer directly call the hardware abstraction layer. <text:s/>A function with no processing makes code that much more difficult to follow.</text:p>
      <text:p text:style-name="Standard"/>
      <text:p text:style-name="Standard">Example: <text:s/>Continuing with our serial port example, this file may contain functions to write to the serial port buffer, read from a serial port buffer if an end of message has been connected, and register callback functions. <text:s/>This file contains the helper functions to make communication easier.</text:p>
      <text:h text:style-name="Heading_20_3" text:outline-level="3"><text:bookmark-start text:name="__RefHeading__33_1986826158"/><text:soft-page-break/>xxxxproc.c<text:bookmark-end text:name="__RefHeading__33_1986826158"/></text:h>
      <text:p text:style-name="Standard">This file contains the processing for the interface. <text:s/>It may call into the hardware abstraction layer or the interface layer depending on the type of interface.</text:p>
      <text:p text:style-name="Standard"/>
      <text:p text:style-name="Standard">Example: <text:s/>With the serial port, maybe a simple protocol is running on the serial port. <text:s/>Each serial port message has a start character, message, CRC8, and an end character. <text:s/>The processing module may provide the error checking to make sure that the message is valid before sending it to higher layers.</text:p>
      <text:h text:style-name="Heading_20_3" text:outline-level="3"><text:bookmark-start text:name="__RefHeading__35_1986826158"/>xxxxintf.h<text:bookmark-end text:name="__RefHeading__35_1986826158"/></text:h>
      <text:p text:style-name="Standard">The interface file contains the interface to other modules in the system. <text:s/>This file shall contain all constants, function prototypes, and structures that are required to use functions from this module. <text:s/>Other modules include this file.</text:p>
      <text:p text:style-name="Standard"/>
      <text:p text:style-name="Standard">Example: <text:s/>If the shell module needs to communicate using the serial port, it would include the serintf.h file.</text:p>
      <text:p text:style-name="Standard"/>
      <text:p text:style-name="Standard">All include files should include all subfiles that they need to compile by themselves. <text:s/>This means that if serintf.h requires serport.h to be included before it is included, serintf.h should include a #include of serport.h.</text:p>
      <text:h text:style-name="Heading_20_3" text:outline-level="3"><text:bookmark-start text:name="__RefHeading__37_1986826158"/>xxxxglob.h<text:bookmark-end text:name="__RefHeading__37_1986826158"/></text:h>
      <text:p text:style-name="Standard">The global file contains all the structures and defines that are needed by a single module. <text:s/>Only files from the xxxx module shall include this file. <text:s/>Files in a module first include their module interface file, then their module global file.</text:p>
      <text:p text:style-name="Standard"/>
      <text:p text:style-name="Standard">Example: <text:s/>serhw.c, serintf.c, and serproc.c include serglob.h to have access to information such as serial port state, registered callback functions, and transmit and receive buffers. <text:s/>The shell module that communicates with the serial port does not include serglob.h because all interface information that it needs is contained in serintf.h.</text:p>
      <text:p text:style-name="Standard"/>
      <text:p text:style-name="Standard">All include files should include all subfiles that they need to compile by themselves. <text:s/>This means that serglob.h requires serintf.h to be included before it is included, serglob.h should include a #include of serintf.h.</text:p>
      <text:h text:style-name="Heading_20_3" text:outline-level="3"><text:bookmark-start text:name="__RefHeading__39_1986826158"/>xxxxyyyy.h<text:bookmark-end text:name="__RefHeading__39_1986826158"/></text:h>
      <text:p text:style-name="Standard">Some coders really like to make an included file for each code file that they generate. <text:s/>Files of the format xxxxyyyy.h shall not be created. <text:s/>This style confuses me to this day. <text:s/>If it is something that should be shared with other code within the module, include the information in the xxxxglob.h file. <text:s/>If it is code that should be shared to the world, include it in the xxxxintf.h file. <text:s/>By only having two files, one that is shared, and one that is private, all information can be quickly binned into the correct category. <text:s/>If it is not understood where a structure should be defined, first define it in the xxxxglob.h, and if necessary promote it to the xxxxintf.h file. <text:s/>When promoting a structure or a constant, continually re-evaluate your design and figure out if the code uses the correct architecture/design. <text:s/>Maybe the code should have been broken down differently, or maybe the interface isn’t as clean as it could be.</text:p>
      <text:h text:style-name="Heading_20_1" text:outline-level="1"><text:bookmark-start text:name="__RefHeading__41_1986826158"/><text:soft-page-break/>Style Conventions<text:bookmark-end text:name="__RefHeading__41_1986826158"/></text:h>
      <text:p text:style-name="Standard">Style conventions help to make all code “look” the same. <text:s/>If two people use the same style, their code tends to look pleasant in their eyes. <text:s/>Style can also help to reduce common C coding bugs, such as adding a second statement to the body of an if statement and forgetting to add the curly braces.</text:p>
      <text:h text:style-name="Heading_20_2" text:outline-level="2"><text:bookmark-start text:name="__RefHeading__43_1986826158"/>Generic style guidelines<text:bookmark-end text:name="__RefHeading__43_1986826158"/></text:h>
      <text:h text:style-name="Heading_20_3" text:outline-level="3"><text:bookmark-start text:name="__RefHeading__45_1986826158"/>One statement per line<text:bookmark-end text:name="__RefHeading__45_1986826158"/></text:h>
      <text:p text:style-name="Standard">Only a single statement shall occur per a line. <text:s/>The only semicolons that should occur are at the end of a line unless within a for statement.</text:p>
      <text:p text:style-name="Standard"/>
      <text:p text:style-name="Standard">Bad example:</text:p>
      <text:p text:style-name="P2"><text:s text:c="3"/>b = 13; b = 22;<text:tab/><text:tab/>/* Two statements on a single line. */</text:p>
      <text:h text:style-name="Heading_20_3" text:outline-level="3"><text:bookmark-start text:name="__RefHeading__47_1986826158"/>Stack variables<text:bookmark-end text:name="__RefHeading__47_1986826158"/></text:h>
      <text:p text:style-name="Standard">Stack variables, or a variable local to a function shall only be declared at the top of the function. <text:s/>Do not declare a variable within a block of the code or after the initial setup of the function. <text:s/>Most compilers now work properly, but it makes it nearly impossible to detect stack overflows. <text:s/>By declaring variables at the top of a function, the stack does not change unless calling other functions.</text:p>
      <text:p text:style-name="Standard"/>
      <text:p text:style-name="Standard">Bad example:</text:p>
      <text:p text:style-name="P2">functionA(void)</text:p>
      <text:p text:style-name="P2">{</text:p>
      <text:p text:style-name="P2"><text:s text:c="3"/>U32<text:tab/><text:tab/>tmpA;</text:p>
      <text:p text:style-name="P2"/>
      <text:p text:style-name="P2"><text:s text:c="3"/>for (tmpA = 0; tmpA &lt; MAX; tmpA++)</text:p>
      <text:p text:style-name="P2"><text:s text:c="3"/>{</text:p>
      <text:p text:style-name="P2"><text:s text:c="6"/>U32<text:tab/><text:tab/>tmpB;<text:tab/><text:tab/><text:tab/>/* Wrong! <text:s/>Defines tmpB only for this loop */</text:p>
      <text:p text:style-name="P2"/>
      <text:p text:style-name="P2"><text:s text:c="6"/>/* More statements */</text:p>
      <text:p text:style-name="P2"><text:s text:c="3"/>}</text:p>
      <text:p text:style-name="P2">}</text:p>
      <text:p text:style-name="P2"/>
      <text:p text:style-name="Standard">Good example:</text:p>
      <text:p text:style-name="P2">functionB(void)</text:p>
      <text:p text:style-name="P2">{</text:p>
      <text:p text:style-name="P2"><text:s text:c="3"/>U32<text:tab/><text:tab/>tmpB;<text:tab/><text:tab/><text:tab/>/* Define is at top of function */</text:p>
      <text:p text:style-name="P2"/>
      <text:p text:style-name="P2"><text:s text:c="3"/>/* More statements */</text:p>
      <text:p text:style-name="P2">}</text:p>
      <text:p text:style-name="P2">functionA(void)</text:p>
      <text:p text:style-name="P2">{</text:p>
      <text:p text:style-name="P2"><text:s text:c="3"/>U32<text:tab/><text:tab/>tmpA;</text:p>
      <text:p text:style-name="P2"/>
      <text:p text:style-name="P2"><text:s text:c="3"/>for (tmpA = 0; tmpA &lt; MAX; tmpA++)</text:p>
      <text:p text:style-name="P2"><text:s text:c="3"/>{</text:p>
      <text:p text:style-name="P2"><text:s text:c="6"/>functionB();</text:p>
      <text:p text:style-name="P2"><text:s text:c="6"/>U32<text:tab/><text:tab/>tmpB;<text:tab/><text:tab/><text:tab/>/* Wrong! <text:s/>Defines tmpB only for this loop */</text:p>
      <text:p text:style-name="P2"><text:soft-page-break/></text:p>
      <text:p text:style-name="P2"><text:s text:c="6"/>/* More statements */</text:p>
      <text:p text:style-name="P2"><text:s text:c="3"/>}</text:p>
      <text:p text:style-name="P2">}</text:p>
      <text:h text:style-name="Heading_20_3" text:outline-level="3"><text:bookmark-start text:name="__RefHeading__49_1986826158"/>Indentation<text:bookmark-end text:name="__RefHeading__49_1986826158"/></text:h>
      <text:p text:style-name="Standard">No tabs shall be used in the code. <text:s/>Instead, tabs should be replaced using spaces. <text:s/>This forces all text editors to display the code in the same way. <text:s/>The tab stops should be set for 3 spaces. <text:s/>This means tab stops are in columns 4, 7, 10, etc.</text:p>
      <text:h text:style-name="Heading_20_2" text:outline-level="2"><text:bookmark-start text:name="__RefHeading__51_1986826158"/>Line Length<text:bookmark-end text:name="__RefHeading__51_1986826158"/></text:h>
      <text:p text:style-name="Standard">Line lengths for C code should be a maximum of 80 characters.</text:p>
      <text:h text:style-name="Heading_20_2" text:outline-level="2"><text:bookmark-start text:name="__RefHeading__53_1986826158"/>File Length<text:bookmark-end text:name="__RefHeading__53_1986826158"/></text:h>
      <text:p text:style-name="Standard">File lengths for C code should not exceed 4096 lines. <text:s/>See the discussion on K_FATAL why this limit exists. <text:s/>This limit can easily be increased to 8192 if a project contains less modules.</text:p>
      <text:h text:style-name="Heading_20_2" text:outline-level="2"><text:bookmark-start text:name="__RefHeading__55_1986826158"/>Comments<text:bookmark-end text:name="__RefHeading__55_1986826158"/></text:h>
      <text:p text:style-name="Standard">Comments shall look as follows.</text:p>
      <text:p text:style-name="Standard"/>
      <text:p text:style-name="Standard">Example:</text:p>
      <text:p text:style-name="P2"><text:s text:c="3"/>/* Single line comment */</text:p>
      <text:p text:style-name="P2"><text:s text:c="3"/>functionA();</text:p>
      <text:p text:style-name="P2"/>
      <text:p text:style-name="P2"><text:s text:c="3"/>/* Multiple line comment because I have a really large amount of information</text:p>
      <text:p text:style-name="P2"><text:s text:c="4"/>* <text:s text:c="2"/>that I feel that I need to convey to the reader of the code.</text:p>
      <text:p text:style-name="P2"><text:s text:c="4"/>*/</text:p>
      <text:p text:style-name="P2"><text:s text:c="3"/>functionB();</text:p>
      <text:p text:style-name="Standard"/>
      <text:p text:style-name="Standard">What about C++ style comments? <text:s/>C++ comments start with a // and go until the end of the line. <text:s/>These should be avoided for two reasons. <text:s/>Some code checkers (PC-lint) kick this style of comment out as a warning. <text:s/>This warning can be disabled, but it is questionable if using this style of comment really saves that much time. <text:s/>DO-178B doesn’t currently support this type of comment since ANSI-C doesn’t support it. <text:s/>I believe DO-178C does support this style of comments.</text:p>
      <text:h text:style-name="Heading_20_2" text:outline-level="2"><text:bookmark-start text:name="__RefHeading__57_1986826158"/>Magic Numbers<text:bookmark-end text:name="__RefHeading__57_1986826158"/></text:h>
      <text:p text:style-name="Standard">No magic numbers shall be used. <text:s/>Instead of throwing random constants in the code, make sure that a define is used which helps identify what the number means.</text:p>
      <text:p text:style-name="Standard"/>
      <text:p text:style-name="Standard">Bad example:</text:p>
      <text:p text:style-name="P2"><text:s text:c="3"/>for (tmpA = 0; tmpA &lt; 32; tmpA++)<text:tab/>/* What does 32 mean in this case? */</text:p>
      <text:p text:style-name="P2"/>
      <text:p text:style-name="Standard">Good example:</text:p>
      <text:p text:style-name="Standard">#define MAX_PORTS<text:tab/><text:tab/>32</text:p>
      <text:p text:style-name="Standard"/>
      <text:p text:style-name="P2"><text:s text:c="3"/>for (tmpA = 0; tmpA &lt; MAX_PORTS; tmpA++)<text:tab/>/* Oh yeah, it was the max number</text:p>
      <text:p text:style-name="P12"><text:soft-page-break/><text:s/>* <text:s text:c="2"/>of ports</text:p>
      <text:p text:style-name="P12"><text:s/>*/</text:p>
      <text:p text:style-name="P2"/>
      <text:p text:style-name="Standard">The other good reason to do this is that now instead of searching the code for all occurrences of 32, you only need to change the value in a single place.</text:p>
      <text:h text:style-name="Heading_20_2" text:outline-level="2"><text:bookmark-start text:name="__RefHeading__59_1986826158"/>Curly Braces<text:bookmark-end text:name="__RefHeading__59_1986826158"/></text:h>
      <text:p text:style-name="Standard">Each if, for, or while statement shall have a set of curly braces. <text:s/>The curly braces shall always appear on the next line at the left edge indented the same amount as the previous statement.</text:p>
      <text:h text:style-name="Heading_20_3" text:outline-level="3"><text:bookmark-start text:name="__RefHeading__61_1986826158"/>if statements<text:bookmark-end text:name="__RefHeading__61_1986826158"/></text:h>
      <text:p text:style-name="Standard">If and else statement shall always use curly braces. <text:s/>This prevents adding a line of code, and forgetting to add the curly braces.</text:p>
      <text:p text:style-name="Standard"/>
      <text:p text:style-name="Standard">Examples:</text:p>
      <text:p text:style-name="P2"><text:s text:c="3"/>if (a == b)</text:p>
      <text:p text:style-name="P2"><text:s text:c="3"/>{</text:p>
      <text:p text:style-name="P2"><text:s text:c="6"/>a = c;</text:p>
      <text:p text:style-name="P2"><text:s text:c="3"/>}</text:p>
      <text:p text:style-name="P2"><text:s text:c="3"/>else</text:p>
      <text:p text:style-name="P2"><text:s text:c="3"/>{</text:p>
      <text:p text:style-name="P2"><text:s text:c="7"/>a = d;</text:p>
      <text:p text:style-name="P2"><text:s text:c="3"/>}</text:p>
      <text:h text:style-name="Heading_20_3" text:outline-level="3"><text:bookmark-start text:name="__RefHeading__63_1986826158"/>while statements<text:bookmark-end text:name="__RefHeading__63_1986826158"/></text:h>
      <text:p text:style-name="Standard">Examples:</text:p>
      <text:p text:style-name="P2"><text:s text:c="3"/>while (a &lt; b)</text:p>
      <text:p text:style-name="P2"><text:s text:c="3"/>{</text:p>
      <text:p text:style-name="P2"><text:s text:c="6"/>a++;</text:p>
      <text:p text:style-name="P2"><text:s text:c="3"/>}</text:p>
      <text:p text:style-name="P2"/>
      <text:p text:style-name="P2"><text:s text:c="3"/>do</text:p>
      <text:p text:style-name="P2"><text:s text:c="3"/>{</text:p>
      <text:p text:style-name="P2"><text:s text:c="7"/>a++;</text:p>
      <text:p text:style-name="P2"><text:s text:c="3"/>} while (a &lt; b);</text:p>
      <text:h text:style-name="Heading_20_3" text:outline-level="3"><text:bookmark-start text:name="__RefHeading__65_1986826158"/>for statements<text:bookmark-end text:name="__RefHeading__65_1986826158"/></text:h>
      <text:p text:style-name="Standard">For statements shall always use curly braces. <text:s/>If all the processing is done on a single line, a comment contained within the curly braces should specifically note that no processing happens within the loop.</text:p>
      <text:p text:style-name="Standard"/>
      <text:p text:style-name="Standard">Examples:</text:p>
      <text:p text:style-name="P2"><text:s text:c="3"/>for (a = 0; a &lt; b; a++)</text:p>
      <text:p text:style-name="P2"><text:s text:c="3"/>{</text:p>
      <text:p text:style-name="P2"><text:s text:c="6"/>someFunction(a);</text:p>
      <text:p text:style-name="P2"><text:s text:c="3"/>}</text:p>
      <text:p text:style-name="P2"/>
      <text:p text:style-name="P2"><text:s text:c="3"/>for (tmp_p = start_p; tmp_p != NULL; tmp_p = tmp_p-&gt;next_p)</text:p>
      <text:p text:style-name="P2"><text:s text:c="3"/>{</text:p>
      <text:p text:style-name="P2"><text:s text:c="6"/>/* Note: No statements needed */</text:p>
      <text:p text:style-name="P2"><text:soft-page-break/><text:s text:c="3"/>}</text:p>
      <text:p text:style-name="Standard"/>
      <text:p text:style-name="Standard">The fact that no statements were required in the second for loop is explicitly spelled out in the comment so reviewers immediately know that this isn’t a bug.</text:p>
      <text:h text:style-name="Heading_20_3" text:outline-level="3"><text:bookmark-start text:name="__RefHeading__67_1986826158"/>case statements<text:bookmark-end text:name="__RefHeading__67_1986826158"/></text:h>
      <text:p text:style-name="Standard">Case statements shall use curly braces for each case. <text:s/>If a case falls through to the next case, a comment explicitly stating this shall be included. <text:s/>A default case shall always be included to catch software bugs.</text:p>
      <text:p text:style-name="Standard"/>
      <text:p text:style-name="Standard">Examples:</text:p>
      <text:p text:style-name="P2"><text:s text:c="3"/>switch (state)</text:p>
      <text:p text:style-name="P2"><text:s text:c="3"/>{</text:p>
      <text:p text:style-name="P2"><text:s text:c="6"/>case INIT_STATE:</text:p>
      <text:p text:style-name="P2"><text:s text:c="6"/>{</text:p>
      <text:p text:style-name="P2"><text:s text:c="9"/>/* Some processing */</text:p>
      <text:p text:style-name="P2"/>
      <text:p text:style-name="P2"><text:s text:c="9"/>break;</text:p>
      <text:p text:style-name="P2"><text:s text:c="6"/>}</text:p>
      <text:p text:style-name="P2"><text:s text:c="6"/>case START_STATE:</text:p>
      <text:p text:style-name="P2"><text:s text:c="6"/>{</text:p>
      <text:p text:style-name="P2"><text:s text:c="8"/>someFunction(a);</text:p>
      <text:p text:style-name="P2"/>
      <text:p text:style-name="P2"><text:s text:c="9"/>/* !! Fall through to next state to continue processing !! */</text:p>
      <text:p text:style-name="P2"><text:s text:c="6"/>}</text:p>
      <text:p text:style-name="P2"><text:s text:c="6"/>case RUNNING_STATE:</text:p>
      <text:p text:style-name="P2"><text:s text:c="6"/>case TX_STATE:</text:p>
      <text:p text:style-name="P2"><text:s text:c="6"/>{</text:p>
      <text:p text:style-name="P2"><text:s text:c="9"/>/* More processing */</text:p>
      <text:p text:style-name="P2"/>
      <text:p text:style-name="P2"><text:s text:c="9"/>break;</text:p>
      <text:p text:style-name="P2"><text:s text:c="6"/>}</text:p>
      <text:p text:style-name="P2"><text:s text:c="6"/>default:</text:p>
      <text:p text:style-name="P2"><text:s text:c="6"/>{</text:p>
      <text:p text:style-name="P2"><text:s text:c="9"/>K_FATAL(state, etc);</text:p>
      <text:p text:style-name="P2"><text:s text:c="6"/>}</text:p>
      <text:p text:style-name="P2"><text:s text:c="3"/>}</text:p>
      <text:h text:style-name="Heading_20_2" text:outline-level="2"><text:bookmark-start text:name="__RefHeading__69_1986826158"/>Function Style<text:bookmark-end text:name="__RefHeading__69_1986826158"/></text:h>
      <text:p text:style-name="Standard">Each function shall have a header associated with it. <text:s/>The header allows other coders to understand the code that they are calling. <text:s/>The header shall be just previous to the function, not in the header file. <text:s/>If the header is disjointed from the code there is that much more chance that it won’t be updated when the code is updated.</text:p>
      <text:h text:style-name="Heading_20_3" text:outline-level="3"><text:bookmark-start text:name="__RefHeading__71_1986826158"/>file header<text:bookmark-end text:name="__RefHeading__71_1986826158"/></text:h>
      <text:p text:style-name="Standard">The following is an example of a header that shall be used for all files.</text:p>
      <text:p text:style-name="Standard"/>
      <text:p text:style-name="Standard">Example:</text:p>
      <text:p text:style-name="P4">/*</text:p>
      <text:p text:style-name="P4"><text:s/>*===============================================================================</text:p>
      <text:p text:style-name="P4"><text:soft-page-break/><text:s/>*<text:change-start text:change-id="ct241417520"/>/<text:change-end text:change-id="ct241417520"/><text:change-start text:change-id="ct241417832"/></text:p>
      <text:p text:style-name="P4">/**<text:change-end text:change-id="ct241417832"/></text:p>
      <text:p text:style-name="P5"><text:span text:style-name="T2"><text:s/></text:span><text:span text:style-name="T1">* @file <text:s text:c="3"/>serproc.c</text:span></text:p>
      <text:p text:style-name="P1"><text:s/>* @author <text:s/>Hugh Spahr</text:p>
      <text:p text:style-name="P1"><text:s/>* @date <text:s text:c="3"/>4/28/2014</text:p>
      <text:p text:style-name="P1"><text:s/>*</text:p>
      <text:p text:style-name="P1"><text:s/>* @note <text:s text:c="3"/>Project Name</text:p>
      <text:p text:style-name="P1"><text:s/>* @note <text:s text:c="3"/>Copyright 2014, Hugh Spahr</text:p>
      <text:p text:style-name="P1"><text:s/>*<text:change-start text:change-id="ct241418040"/>/<text:change-end text:change-id="ct241418040"/></text:p>
      <text:p text:style-name="P1"><text:change text:change-id="ct241418352"/><text:change-start text:change-id="ct241417936"/>/<text:change-end text:change-id="ct241417936"/>* This program is free software: you can redistribute it and/or modify</text:p>
      <text:p text:style-name="P1"><text:s/>* it under the terms of the GNU General Public License as published by</text:p>
      <text:p text:style-name="P1"><text:s/>* the Free Software Foundation, either version 3 of the License, or</text:p>
      <text:p text:style-name="P1"><text:s/>* (at your option) any later version.</text:p>
      <text:p text:style-name="P1"><text:s/>*</text:p>
      <text:p text:style-name="P1"><text:s/>* This program is distributed in the hope that it will be useful,</text:p>
      <text:p text:style-name="P1"><text:s/>* but WITHOUT ANY WARRANTY; without even the implied warranty of</text:p>
      <text:p text:style-name="P1"><text:s/>* MERCHANTABILITY or FITNESS FOR A PARTICULAR PURPOSE. <text:s/>See the</text:p>
      <text:p text:style-name="P1"><text:s/>* GNU General Public License for more details.</text:p>
      <text:p text:style-name="P1"><text:s/>*</text:p>
      <text:p text:style-name="P1"><text:s/>* You should have received a copy of the GNU General Public License</text:p>
      <text:p text:style-name="P1"><text:s/>* along with this program. <text:s/>If not, see &lt;http://www.gnu.org/licenses/&gt;.</text:p>
      <text:p text:style-name="P1"><text:s/>*</text:p>
      <text:p text:style-name="P1"><text:s/>*===============================================================================</text:p>
      <text:p text:style-name="P1"><text:s/>*/</text:p>
      <text:p text:style-name="P1">/**</text:p>
      <text:p text:style-name="P1"><text:s/>* Serial processing contains functions to implement the serial port such as</text:p>
      <text:p text:style-name="P1"><text:s/>* <text:s/>transmit and receive queuing. <text:s/>It allows multiple modules to register with</text:p>
      <text:p text:style-name="P1"><text:s/>* <text:s/>a single physical serial port using different start of message bytes.</text:p>
      <text:p text:style-name="P1"><text:s/>*<text:change-start text:change-id="ct241417312"/>/<text:change-end text:change-id="ct241417312"/></text:p>
      <text:p text:style-name="P1"><text:change text:change-id="ct241418664"/><text:change-start text:change-id="ct241418560"/>/<text:change-end text:change-id="ct241418560"/>*===============================================================================</text:p>
      <text:p text:style-name="P1"><text:s/>*/</text:p>
      <text:p text:style-name="P1"/>
      <text:p text:style-name="P5">Note @file, @author, @date, and @note. <text:s/>These are tags used by Doxygen to automatically create documentation. <text:s/>The “/**” construct allows Doxygen to pull out the description for the file. <text:s/>If the software is being developed for a company and is not open source, remember to delete the GPLv3 section of the file header.</text:p>
      <text:h text:style-name="Heading_20_3" text:outline-level="3"><text:bookmark-start text:name="__RefHeading__73_1986826158"/>function header<text:bookmark-end text:name="__RefHeading__73_1986826158"/></text:h>
      <text:p text:style-name="Standard">The following is an example of a header that shall be used for all functions.</text:p>
      <text:p text:style-name="Standard"/>
      <text:p text:style-name="Standard">Example:</text:p>
      <text:p text:style-name="P1">/*</text:p>
      <text:p text:style-name="P1"><text:s/>* ===============================================================================</text:p>
      <text:p text:style-name="P1"><text:s/>*</text:p>
      <text:p text:style-name="P1"><text:s/>* Name: serproc_tx_data</text:p>
      <text:p text:style-name="P1"><text:s/>*</text:p>
      <text:p text:style-name="P1"><text:s/>* ===============================================================================</text:p>
      <text:p text:style-name="P1"><text:s/>*/</text:p>
      <text:p text:style-name="P1">/**</text:p>
      <text:p text:style-name="P1"><text:s/>* Transmit serial data</text:p>
      <text:p text:style-name="P1"><text:s/>*</text:p>
      <text:p text:style-name="P1"><text:s/>* The transmit serial data puts the transmit data on the pending queue. <text:s/>If no</text:p>
      <text:p text:style-name="P1"><text:soft-page-break/><text:s/>* space is available, an error is returned.</text:p>
      <text:p text:style-name="P1"><text:s/>*</text:p>
      <text:p text:style-name="P1"><text:s/>* @param <text:s/>buf_p <text:s text:c="2"/>[in]<text:tab/><text:tab/>ptr to data to be transmitted</text:p>
      <text:p text:style-name="P1"><text:s/>* @param <text:s/>len_p <text:s text:c="2"/>[in, out]<text:tab/>ptr to num tx bytes, returns num sent bytes on fail</text:p>
      <text:p text:style-name="P1"><text:s/>* @return SERI_SUCCESS<text:tab/><text:tab/>if it works</text:p>
      <text:p text:style-name="P1"><text:s/>* @return SERI_TX_BUF_OVF<text:tab/>Tx buffer overflow</text:p>
      <text:p text:style-name="P1"><text:s/>*</text:p>
      <text:p text:style-name="P1"><text:s/>* @pre <text:s/>Serial port must be initialized</text:p>
      <text:p text:style-name="P1"><text:s/>* @note None</text:p>
      <text:p text:style-name="P1"><text:s/>*<text:change-start text:change-id="ct241420016"/>/<text:change-end text:change-id="ct241420016"/></text:p>
      <text:p text:style-name="P1"><text:change text:change-id="ct241420120"/><text:change-start text:change-id="ct241420224"/>/<text:change-end text:change-id="ct241420224"/>* ===============================================================================</text:p>
      <text:p text:style-name="P1"><text:s/>*/</text:p>
      <text:p text:style-name="P2">SERI_ERR_E serproc_tx_data(</text:p>
      <text:p text:style-name="P2"><text:s text:c="4"/>U8<text:tab/><text:tab/>*buf_p,<text:tab/>/* data to be transmitted */</text:p>
      <text:p text:style-name="P2"><text:s text:c="4"/>INT<text:tab/><text:tab/>*len_p)<text:tab/>/* num tx bytes, returns num bytes sent on fail */</text:p>
      <text:p text:style-name="P2">{</text:p>
      <text:p text:style-name="P2"><text:s text:c="4"/>/* Processing */</text:p>
      <text:p text:style-name="P2">} /* End serproc_tx_data */</text:p>
      <text:h text:style-name="Heading_20_3" text:outline-level="3"><text:bookmark-start text:name="__RefHeading__75_1986826158"/>function prototype<text:bookmark-end text:name="__RefHeading__75_1986826158"/></text:h>
      <text:p text:style-name="Standard">If a prototype of this function is included in a header file, the prototype should look as follows:</text:p>
      <text:p text:style-name="Standard"/>
      <text:p text:style-name="P2">SERI_ERR_E serproc_tx_data(</text:p>
      <text:p text:style-name="P2"><text:s text:c="4"/>U8<text:tab/><text:tab/>*buf_p,<text:tab/>/* data to be transmitted */</text:p>
      <text:p text:style-name="P2"><text:s text:c="4"/>INT<text:tab/><text:tab/>*len_p);<text:tab/>/* num tx bytes, returns num bytes sent on fail */</text:p>
      <text:p text:style-name="Standard"/>
      <text:p text:style-name="Standard">This allows the comments on the passed parameters to be saved. <text:s/>If the passed parameters are changed, it is very easy to copy the function prototype from the function declaration.</text:p>
      <text:h text:style-name="Heading_20_3" text:outline-level="3"><text:bookmark-start text:name="__RefHeading__77_1986826158"/>function return values<text:bookmark-end text:name="__RefHeading__77_1986826158"/></text:h>
      <text:p text:style-name="Standard">If a function needs to return if it worked or not, the function shall return 0 for successful, and non-zero for failure. <text:s/>This allows much more information to be returned as to the reason that the call failed. <text:s/>By limiting yourself to a single value for a function failure, no error information can be returned.</text:p>
      <text:h text:style-name="Heading_20_1" text:outline-level="1"><text:bookmark-start text:name="__RefHeading__79_1986826158"/>The Beloved/Despised K_FATAL<text:bookmark-end text:name="__RefHeading__79_1986826158"/></text:h>
      <text:p text:style-name="Standard">K_FATAL is simply a macro around the k_fatal function. <text:s/>The macro allows more context to be passed to k_fatal.</text:p>
      <text:p text:style-name="Standard"/>
      <text:p text:style-name="Standard">Coders shall use the beloved K_FATAL appropriately. <text:s/>I have argued with people time and time again about the value of K_FATAL. <text:s/>In the end, it has reduced integration time between modules significantly. <text:s/>It catches people miscalling other coder’s modules. <text:s/>It also catches errors in assumptions about modules. <text:s/>If a module only supports ten users, and suddenly twelve users are trying to register with it, K_FATAL. <text:s/>Catching this during code integration is much more powerful than returning an error code and hoping that the user propagates it to the appropriate level. <text:s/>This doesn’t allow users to ignore error codes being returned to them. <text:s/>It catches run away pointers. <text:s/>It catches people walking past the end of their data structures. <text:s/>Sometimes it points directly to the culprit. <text:s/>Other times, it forces the designer to dig into the code and find out what the problem is.</text:p>
      <text:p text:style-name="Standard"><text:soft-page-break/></text:p>
      <text:p text:style-name="Standard">Create a K_FATAL for every project that you ever work on. <text:s/>It only takes a second, and it will save you time within the first couple of days of a project. <text:s/>The k_fatal function can be as simple as loop that never exits, to a logging function that logs the time, date, and location and stores it in non-volatile storage.</text:p>
      <text:h text:style-name="Heading_20_2" text:outline-level="2"><text:bookmark-start text:name="__RefHeading__81_1986826158"/>Explanation of K_FATAL<text:bookmark-end text:name="__RefHeading__81_1986826158"/></text:h>
      <text:p text:style-name="Standard">K_FATAL is a macro that is called when something happens that should never occur. <text:s/>Let’s say that you have a state variable that can only be in state A, B or C. <text:s/>If a switch statement is used, and the state variable is another value such as D, K_FATAL. <text:s/>That is a state that should never have occurred.</text:p>
      <text:p text:style-name="Standard"/>
      <text:p text:style-name="Standard">K_FATAL should not be used if it is a simple error condition. <text:s/>If code tries to get memory, and it is handed back a NULL pointer, don’t call K_FATAL if you are too lazy to code the error case. Call K_FATAL if the code should never run out of memory.</text:p>
      <text:p text:style-name="Standard"/>
      <text:p text:style-name="Standard">If another module calls a function, and the passed parameters are bad, call K_FATAL. <text:s/>No K_FATAL should ever be called if bad information is passed from somebody typing on a keyboard. <text:s/>K_FATAL is not for bad user information; it is for capturing corrupted data, stopping code from running with bad parameters, etc.</text:p>
      <text:h text:style-name="Heading_20_2" text:outline-level="2"><text:bookmark-start text:name="__RefHeading__83_1986826158"/>K_FATAL as a macro<text:bookmark-end text:name="__RefHeading__83_1986826158"/></text:h>
      <text:p text:style-name="Standard">Notice that K_FATAL is in all capital letters. <text:s/>It is a macro. <text:s/>(Hmmmm, it probably should be K_FATAL_M but it isn’t for historic reasons.) <text:s/>The reason is that it is a macro so that information about where it occurred can be included in the error log. <text:s/>Most compilers use __LINE__ to identify the line number in a C file. <text:s/>In this way, an error log can be created generated with the line number. <text:s/>Usually a module value and file value are also identified. <text:s/>These three pieces of information can be or’d together so that a 32 bit number uniquely. <text:s/>Usually 8 bits identify the module, 4 bits identify the file, and 12 bits identify the line number. <text:s/>This limits files to 4096 lines.</text:p>
      <text:p text:style-name="Standard"/>
      <text:p text:style-name="Standard">K_FATAL is typically passed in a number of parameters which give even more information about the error that occurred. <text:s/>Depending on the system and how large it is depends on how many parameters may be passed. <text:s/>I have seen systems where the number of parameters is not limited, but I have noticed diminishing returns after about three passed parameters.</text:p>
      <text:p text:style-name="Standard"/>
      <text:p text:style-name="Standard">Example:</text:p>
      <text:p text:style-name="P1">/*</text:p>
      <text:p text:style-name="P1"><text:s/>* ===============================================================================</text:p>
      <text:p text:style-name="P1"><text:s/>*</text:p>
      <text:p text:style-name="P1"><text:s/>* Name: K_FATAL</text:p>
      <text:p text:style-name="P1"><text:s/>*</text:p>
      <text:p text:style-name="P1"><text:s/>* ===============================================================================</text:p>
      <text:p text:style-name="P1"><text:s/>*/</text:p>
      <text:p text:style-name="P1">/**</text:p>
      <text:p text:style-name="P1"><text:s/>* K_FATAL macro</text:p>
      <text:p text:style-name="P1"><text:s/>*</text:p>
      <text:p text:style-name="P1"><text:s/>* The K_FATAL macro halts the processor when an unrecoverable fault is detected.</text:p>
      <text:p text:style-name="P1"><text:s/>*</text:p>
      <text:p text:style-name="P1"><text:soft-page-break/><text:s/>* @param <text:s/>parm1 <text:s text:c="2"/>[in]<text:tab/>first parameter</text:p>
      <text:p text:style-name="P1"><text:s/>* @param <text:s/>parm2 <text:s text:c="2"/>[in]<text:tab/>second parameter</text:p>
      <text:p text:style-name="P1"><text:s/>* @param <text:s/>parm3 <text:s text:c="2"/>[in]<text:tab/>third parameter</text:p>
      <text:p text:style-name="P1"><text:s/>* @return None</text:p>
      <text:p text:style-name="P1"><text:s/>*</text:p>
      <text:p text:style-name="P1"><text:s/>* @pre <text:s/>None</text:p>
      <text:p text:style-name="P1"><text:s/>* @note K_FATAL never returns</text:p>
      <text:p text:style-name="P1"><text:s/>*</text:p>
      <text:p text:style-name="P1"><text:s/>* ===============================================================================</text:p>
      <text:p text:style-name="P1"><text:s/>*/</text:p>
      <text:p text:style-name="P2">#define K_FATAL(parm1, parm2, parm3)<text:tab/><text:tab/><text:tab/><text:tab/><text:tab/><text:tab/><text:tab/>\</text:p>
      <text:p text:style-name="P2">{<text:tab/><text:tab/><text:tab/><text:tab/><text:tab/><text:tab/><text:tab/><text:tab/><text:tab/><text:tab/><text:tab/><text:tab/><text:tab/>\</text:p>
      <text:p text:style-name="P2"><text:s text:c="4"/>k_fatal((MODULE &lt;&lt; MODULE_SHIFT) | (FILE &lt;&lt; FILE_SHIFT) |<text:tab/><text:tab/><text:tab/>\</text:p>
      <text:p text:style-name="P2"><text:tab/>(__LINE__ &amp; LINE_MASK), parm1, parm2, parm3);<text:tab/><text:tab/><text:tab/><text:tab/><text:tab/>\</text:p>
      <text:p text:style-name="P2">} /* End K_FATAL */</text:p>
      <text:p text:style-name="Standard"/>
      <text:h text:style-name="Heading_20_2" text:outline-level="2"><text:bookmark-start text:name="__RefHeading__85_1986826158"/>Compiling out K_FATAL<text:bookmark-end text:name="__RefHeading__85_1986826158"/></text:h>
      <text:p text:style-name="Standard">Since K_FATAL should never be called, why bother compiling it out of the code? <text:s/>Nobody could ever possibly release software with latent bugs, could they? <text:s/>If a company has a piece of software that can’t run more than five or ten minutes without hitting a K_FATAL, that company does not have a product that should be released.</text:p>
      <text:p text:style-name="Standard"/>
      <text:p text:style-name="Standard">If you are working on a huge project where it is millions of lines of code, and you have characterized all of the K_FATAL occurrences such that they only occur infrequently, then release the software. <text:s/>Hitting a switch to disable all the K_FATALs just guarantees that a customer will not be able to give you that information if it is accessible. <text:s/>Customers will exercise your box in ways that you can never imagine. <text:s/>It is much easier to debug an issue where the box K_FATALs after 20,000 add and <text:s/>removes of a port instead of finding out that the port couldn’t allocate a pulse mask, and therefore is currently using a random location in memory for the pulse mask.</text:p>
      <text:h text:style-name="Heading_20_1" text:outline-level="1"><text:bookmark-start text:name="__RefHeading__87_1986826158"/>Integrating COTS code<text:bookmark-end text:name="__RefHeading__87_1986826158"/></text:h>
      <text:p text:style-name="Standard">COTS (Commercial Off The Shelf) software should not be modified if at all possible. <text:s/>When a piece of COTS software comes in immediately save it in your repository without any changes whatsoever. <text:s/>Next study the code and find a way to integrate it into your code base with minimal changes. <text:s/>If you hate the style of code, tough! <text:s/>Your company paid for it, and as soon as you change it, it can’t be supported by the company where you purchased it. <text:s/>Only if you are willing to completely assimilate the code and support it yourself, should the code every go through significant modifications.</text:p>
      <text:p text:style-name="Standard"/>
      <text:p text:style-name="Standard">One way to minimize changes is to create an xxxxintf.h file to map information from the COTS software to the native code base. <text:s/>This is the best way since it doesn’t require any changes to the COTS code. <text:s/>Make sure that code isn’t copied from the COTS header files because the company may give you a new version of the code which changes these headers.</text:p>
      <text:p text:style-name="Standard"/>
      <text:p text:style-name="Standard">Another way to minimize changes to the COTS code is to create a shim layer. <text:s/>This can contain the filth from the COTS code to one or two files, so that it doesn’t start bleeding into your good code base. <text:s/>This <text:soft-page-break/>may make it possible to create a library or incremental object so you don’t even need to bother with their strange build rules in your code base. <text:s/>If an incremental object is created, save the finished incremental object as part of your build and only reference it. <text:s/>This can further distance your code from the COTS code so their definition of TRUE and FALSE, YES and NO, doesn’t make it into your code.</text:p>
      <text:h text:style-name="Heading_20_1" text:outline-level="1"><text:bookmark-start text:name="__RefHeading__89_1986826158"/>Standard Types<text:bookmark-end text:name="__RefHeading__89_1986826158"/></text:h>
      <text:p text:style-name="Standard">All projects will include the following standard types in the file procdefs.h:</text:p>
      <text:p text:style-name="Standard">U8, I8, U16, I16, U32, I32, INT, UINT, TRUE and FALSE.</text:p>
      <text:p text:style-name="Standard"/>
      <text:p text:style-name="Standard">Example of procdefs.h:</text:p>
      <text:p text:style-name="P1">/*</text:p>
      <text:p text:style-name="P1"><text:s/>*===============================================================================</text:p>
      <text:p text:style-name="P1"><text:s/>*</text:p>
      <text:p text:style-name="P1"><text:s/>* <text:s text:c="5"/>Joe’s Really Cool Company Banner</text:p>
      <text:p text:style-name="P1"><text:s/>*</text:p>
      <text:p text:style-name="P1"><text:s/>* @file: <text:s text:c="2"/>procdefs.h</text:p>
      <text:p text:style-name="P1"><text:s/>* @author: Hugh Spahr</text:p>
      <text:p text:style-name="P1"><text:s/>* @date: <text:s text:c="2"/>4/28/2014</text:p>
      <text:p text:style-name="P1"><text:s/>*</text:p>
      <text:p text:style-name="P1"><text:s/>* @note: <text:s text:c="2"/>Project Name</text:p>
      <text:p text:style-name="P1"><text:s/>* <text:s text:c="9"/>Copyright 2014, Company Name</text:p>
      <text:p text:style-name="P1"><text:s/>* <text:s text:c="9"/>Company Address</text:p>
      <text:p text:style-name="P1"><text:s/>*</text:p>
      <text:p text:style-name="P1"><text:s/>*===============================================================================</text:p>
      <text:p text:style-name="P1"><text:s/>*/</text:p>
      <text:p text:style-name="P1">/**</text:p>
      <text:p text:style-name="P1"><text:s/>* Processor definitions for the tms320f28xx DSP</text:p>
      <text:p text:style-name="P1"><text:s/>*</text:p>
      <text:p text:style-name="P1"><text:s/>*===============================================================================</text:p>
      <text:p text:style-name="P1"><text:s/>*/</text:p>
      <text:p text:style-name="P5"><text:span text:style-name="T3">#ifndef</text:span><text:span text:style-name="T1"> PROCDEFS_H_</text:span></text:p>
      <text:p text:style-name="P5"><text:span text:style-name="T3">#define</text:span><text:span text:style-name="T1"> PROCDEFS_H_</text:span></text:p>
      <text:p text:style-name="P1"/>
      <text:p text:style-name="P5"><text:span text:style-name="T3">typedef</text:span><text:span text:style-name="T1"> </text:span><text:span text:style-name="T3">unsigned</text:span><text:span text:style-name="T1"> </text:span><text:span text:style-name="T3">char</text:span><text:span text:style-name="T1"><text:tab/><text:tab/><text:tab/>U8;</text:span></text:p>
      <text:p text:style-name="P5"><text:span text:style-name="T3">typedef</text:span><text:span text:style-name="T1"> </text:span><text:span text:style-name="T3">char<text:tab/><text:tab/></text:span><text:span text:style-name="T1"><text:tab/><text:tab/>I8;</text:span></text:p>
      <text:p text:style-name="P5"><text:span text:style-name="T3">typedef</text:span><text:span text:style-name="T1"> </text:span><text:span text:style-name="T3">unsigned</text:span><text:span text:style-name="T1"> </text:span><text:span text:style-name="T3">short</text:span><text:span text:style-name="T1"> <text:tab/><text:tab/><text:tab/>U16;</text:span></text:p>
      <text:p text:style-name="P5"><text:span text:style-name="T3">typedef</text:span><text:span text:style-name="T1"> </text:span><text:span text:style-name="T3">short</text:span><text:span text:style-name="T1"> <text:tab/><text:tab/><text:tab/><text:tab/>I16;</text:span></text:p>
      <text:p text:style-name="P5"><text:span text:style-name="T3">typedef</text:span><text:span text:style-name="T1"> </text:span><text:span text:style-name="T3">unsigned</text:span><text:span text:style-name="T1"> </text:span><text:span text:style-name="T3">int</text:span><text:span text:style-name="T1"> <text:tab/><text:tab/><text:tab/>U32;</text:span></text:p>
      <text:p text:style-name="P5"><text:span text:style-name="T3">typedef</text:span><text:span text:style-name="T1"> </text:span><text:span text:style-name="T3">int</text:span><text:span text:style-name="T1"> <text:tab/><text:tab/><text:tab/><text:tab/>I32;</text:span></text:p>
      <text:p text:style-name="P5"><text:span text:style-name="T3">typedef</text:span><text:span text:style-name="T1"> </text:span><text:span text:style-name="T3">int</text:span><text:span text:style-name="T1"> <text:tab/><text:tab/><text:tab/><text:tab/>INT;</text:span></text:p>
      <text:p text:style-name="P5"><text:span text:style-name="T3">typedef</text:span><text:span text:style-name="T1"> </text:span><text:span text:style-name="T3">unsigned</text:span><text:span text:style-name="T1"> </text:span><text:span text:style-name="T3">int</text:span><text:span text:style-name="T1"> <text:tab/><text:tab/><text:tab/>UINT;</text:span></text:p>
      <text:p text:style-name="P1"/>
      <text:p text:style-name="P5"><text:span text:style-name="T3">typedef</text:span><text:span text:style-name="T1"> </text:span><text:span text:style-name="T3">enum</text:span></text:p>
      <text:p text:style-name="P1">{</text:p>
      <text:p text:style-name="P5"><text:span text:style-name="T1"><text:s text:c="3"/></text:span><text:span text:style-name="T4">FALSE</text:span><text:span text:style-name="T1"> <text:s text:c="18"/>= 0,</text:span></text:p>
      <text:p text:style-name="P5"><text:span text:style-name="T1"><text:s text:c="3"/></text:span><text:span text:style-name="T4">TRUE</text:span><text:span text:style-name="T1"> <text:s text:c="19"/>= !</text:span><text:span text:style-name="T4">FALSE</text:span><text:span text:style-name="T1">,</text:span></text:p>
      <text:p text:style-name="P1">} BOOL;</text:p>
      <text:p text:style-name="P1"/>
      <text:p text:style-name="P5"><text:span text:style-name="T3">#endif</text:span><text:span text:style-name="T1"> /* PROCDEFS_H_*/</text:span></text:p>
      <text:p text:style-name="P1"/>
      <text:p text:style-name="Standard"><text:soft-page-break/>Why include INT and UINT? <text:s/>INT specifically states to me as a reviewer of your code that you specifically chose an integer because you don’t care what size it is. <text:s/>You are will to use whatever the native size of the processors.</text:p>
      <text:p text:style-name="Standard"/>
      <text:p text:style-name="Standard">Another reason to type define all of these is that the compiler can assist you in looking for errors in your code. <text:s/>If you want to simulate your code on let’s say a Linux box, or a windows box, all you have to do is change these definitions and you are up and running.</text:p>
      <text:p text:style-name="Standard"/>
      <text:p text:style-name="Standard">Here is a real life example. <text:s/>I was working on the 787 refueling system, and we only had one system that could run the code. <text:s/>I changed the procdefs.h file so that it could run on a windows box and started simulating the fueling system with less than three hours of work. <text:s/>The real system had no debugging capability, so they were using printf debugging. <text:s/>I was running on a windows box (MinW, gcc, gdb, and Eclipse CDT IDE) and used GDB to quickly find and locate bugs. <text:s/>The simulation environment ended up saving weeks of debugging time.</text:p>
      <text:h text:style-name="Heading_20_1" text:outline-level="1"><text:bookmark-start text:name="__RefHeading__91_1986826158"/>Tools<text:bookmark-end text:name="__RefHeading__91_1986826158"/></text:h>
      <text:p text:style-name="Standard">PC lint, electric fence, running on a PC/Linux, Doxygen</text:p>
      <text:p text:style-name="Standard"/>
      <text:p text:style-name="Standard">Add section on array initialization, code inspe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.25in" fo:margin-right="0in" fo:margin-top="0in" fo:margin-bottom="0.0835in" fo:text-indent="0in" style:auto-text-indent="false"/>
      <style:text-properties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text-properties style:letter-kerning="true" style:font-name-complex="Times New Roman" style:font-size-complex="10pt" style:font-weight-complex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 style:font-name-complex="Arial" style:font-size-complex="10pt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2z1" style:family="text">
      <style:text-properties fo:font-variant="normal" fo:text-transform="none" style:text-outline="false" style:text-line-through-style="none" style:text-position="0% 100%" style:font-name="Arial" fo:font-size="11pt" fo:font-style="normal" fo:text-shadow="none" fo:font-weight="bold" style:font-size-asian="11pt" style:font-style-asian="normal" style:font-weight-asian="bold" style:font-name-complex="Arial" text:display="true"/>
    </style:style>
    <style:style style:name="WW8Num2z3" style:family="text">
      <style:text-properties style:font-name="Arial" fo:font-size="10pt" fo:font-style="italic" fo:font-weight="normal" style:font-size-asian="10pt" style:font-style-asian="italic" style:font-weight-asian="normal" style:font-name-complex="Arial"/>
    </style:style>
    <style:style style:name="WW8Num3z1" style:family="text">
      <style:text-properties style:font-name="Symbol" style:font-name-complex="Symbol"/>
    </style:style>
    <style:style style:name="WW8Num4z1" style:family="text">
      <style:text-properties style:font-name="Symbol" style:font-name-complex="Symbol"/>
    </style:style>
    <style:style style:name="WW8Num4z3" style:family="text">
      <style:text-properties style:font-name="Arial" fo:font-size="10pt" fo:font-style="italic" fo:font-weight="normal" style:font-size-asian="10pt" style:font-style-asian="italic" style:font-weight-asian="normal" style:font-name-complex="Aria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ftware Coding Standards</dc:title>
    <meta:initial-creator>Hugh Spahr</meta:initial-creator>
    <meta:creation-date>2008-01-09T16:17:00</meta:creation-date>
    <dc:date>2014-05-01T08:51:11.76</dc:date>
    <meta:editing-cycles>81</meta:editing-cycles>
    <meta:editing-duration>P1DT9H10M</meta:editing-duration>
    <meta:generator>OpenOffice.org/3.4.1$Win32 OpenOffice.org_project/341m1$Build-9593</meta:generator>
    <meta:document-statistic meta:table-count="1" meta:image-count="0" meta:object-count="0" meta:page-count="20" meta:paragraph-count="495" meta:word-count="5196" meta:character-count="31774"/>
    <meta:user-defined meta:name="Rev">0.3</meta:user-defined>
  </office:meta>
</office:document-meta>
</file>